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2" svg:font-family="Mangal"/>
    <style:font-face style:name="OpenSymbol" svg:font-family="OpenSymbol"/>
    <style:font-face style:name="Segoe Print1" svg:font-family="'Segoe Print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angal1" svg:font-family="Mangal" style:font-pitch="variable"/>
    <style:font-face style:name="Segoe Print" svg:font-family="'Segoe Print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2" style:family="paragraph" style:parent-style-name="Standard">
      <style:paragraph-properties fo:line-height="110%" fo:text-align="start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language="fr" fo:country="FR" style:text-underline-style="solid" style:text-underline-width="auto" style:text-underline-color="font-color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4" style:family="paragraph" style:parent-style-name="Standard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5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language="zxx" fo:country="none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6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font-style="italic" fo:font-weight="normal" style:font-name-asian="Segoe Print1" style:font-size-asian="10pt" style:font-style-asian="italic" style:font-weight-asian="normal" style:font-name-complex="Segoe Print1" style:font-size-complex="10pt" style:font-style-complex="italic" style:font-weight-complex="normal"/>
    </style:style>
    <style:style style:name="P7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font-style="normal" fo:font-weight="normal" style:font-name-asian="Segoe Print1" style:font-size-asian="10pt" style:font-style-asian="normal" style:font-weight-asian="normal" style:font-name-complex="Segoe Print1" style:font-size-complex="10pt" style:font-style-complex="normal" style:font-weight-complex="normal"/>
    </style:style>
    <style:style style:name="P8" style:family="paragraph" style:parent-style-name="Standard">
      <style:paragraph-properties fo:line-height="110%" fo:text-align="start" style:justify-single-word="false"/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style:text-underline-style="solid" style:text-underline-width="auto" style:text-underline-color="font-color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0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1" style:family="paragraph" style:parent-style-name="Standard">
      <style:paragraph-properties fo:line-height="110%" fo:text-align="center" style:justify-single-word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2pt" fo:font-weight="bold" style:font-name-asian="Segoe Print1" style:font-size-asian="12pt" style:font-weight-asian="bold" style:font-name-complex="Segoe Print1" style:font-size-complex="12pt" style:font-weight-complex="bold"/>
    </style:style>
    <style:style style:name="P12" style:family="paragraph" style:parent-style-name="Standard">
      <style:paragraph-properties fo:line-height="110%" fo:text-align="center" style:justify-single-word="false" fo:break-before="page"/>
      <style:text-properties style:font-name="Calibri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10%" fo:text-align="center" style:justify-single-word="false" fo:break-before="page"/>
      <style:text-properties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line-height="110%" fo:break-before="page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5" style:family="paragraph" style:parent-style-name="Standard" style:list-style-name="L1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6" style:family="paragraph" style:parent-style-name="Standard" style:list-style-name="L2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7" style:family="paragraph" style:parent-style-name="Standard" style:list-style-name="L3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8" style:family="paragraph" style:parent-style-name="Standard" style:list-style-name="L4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9" style:family="paragraph" style:parent-style-name="Standard" style:list-style-name="L5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20" style:family="paragraph" style:parent-style-name="Standard" style:list-style-name="L6">
      <style:paragraph-properties fo:line-height="110%" fo:text-align="start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6">
      <style:paragraph-properties fo:line-height="110%" fo:text-align="start" style:justify-single-word="false"/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line-height="110%" fo:text-align="start" style:justify-single-word="false"/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 style:list-style-name="L6">
      <style:paragraph-properties fo:line-height="110%" fo:text-align="start" style:justify-single-word="false"/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 style:list-style-name="L1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onsolas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25" style:family="paragraph" style:parent-style-name="Standard" style:list-style-name="L2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onsolas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26" style:family="paragraph" style:parent-style-name="Standard" style:list-style-name="L3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onsolas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27" style:family="paragraph" style:parent-style-name="Standard" style:list-style-name="L4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onsolas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28" style:family="paragraph" style:parent-style-name="Standard" style:list-style-name="L1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fo:color="#000000" style:font-name="Consolas" fo:font-size="10pt" fo:language="fr" fo:country="FR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" style:family="paragraph" style:parent-style-name="Standard" style:list-style-name="L2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fo:color="#000000" style:font-name="Consolas" fo:font-size="10pt" fo:language="fr" fo:country="FR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" style:family="paragraph" style:parent-style-name="Standard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fo:color="#000000" style:font-name="Consolas" fo:font-size="10pt" fo:language="fr" fo:country="FR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" style:family="paragraph" style:parent-style-name="Standard" style:list-style-name="L3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fo:color="#000000" style:font-name="Consolas" fo:font-size="10pt" fo:language="fr" fo:country="FR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" style:family="paragraph" style:parent-style-name="Standard" style:list-style-name="L4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fo:color="#000000" style:font-name="Consolas" fo:font-size="10pt" fo:language="fr" fo:country="FR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" style:family="paragraph" style:parent-style-name="Standard" style:list-style-name="L4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fo:color="#000000" style:font-name="Consolas" fo:font-size="10pt" fo:language="fr" fo:country="FR" fo:font-style="normal" style:text-underline-style="none" fo:font-weight="normal" style:font-name-asian="Segoe Print1" style:font-size-asian="10pt" style:font-style-asian="normal" style:font-weight-asian="normal" style:font-name-complex="Segoe Print1" style:font-size-complex="10pt" style:font-style-complex="normal" style:font-weight-complex="normal"/>
    </style:style>
    <style:style style:name="P34" style:family="paragraph" style:parent-style-name="Standard" style:list-style-name="L6">
      <style:paragraph-properties fo:line-height="110%" fo:text-align="start" style:justify-single-word="false"/>
      <style:text-properties fo:color="#000000" style:font-name="Consola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 style:list-style-name="L6">
      <style:paragraph-properties fo:line-height="110%" fo:text-align="start" style:justify-single-word="false"/>
      <style:text-properties fo:color="#000000"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 style:list-style-name="L6">
      <style:paragraph-properties fo:line-height="110%" fo:text-align="start" style:justify-single-word="false"/>
      <style:text-properties style:text-line-through-style="solid"/>
    </style:style>
    <style:style style:name="P3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Calibri" fo:font-weight="bold" style:font-weight-asian="bold" style:font-weight-complex="bold" fo:hyphenate="false"/>
    </style:style>
    <style:style style:name="P39" style:family="paragraph">
      <style:paragraph-properties fo:text-align="center"/>
    </style:style>
    <style:style style:name="P40" style:family="paragraph">
      <style:paragraph-properties fo:line-height="110%" fo:text-align="center">
        <style:tab-stops>
          <style:tab-stop style:position="0cm"/>
          <style:tab-stop style:position="0.36cm"/>
          <style:tab-stop style:position="0.72cm"/>
          <style:tab-stop style:position="1.08cm"/>
          <style:tab-stop style:position="1.44cm"/>
          <style:tab-stop style:position="1.8cm"/>
          <style:tab-stop style:position="2.16cm"/>
          <style:tab-stop style:position="2.52cm"/>
          <style:tab-stop style:position="2.88cm"/>
          <style:tab-stop style:position="3.24cm"/>
          <style:tab-stop style:position="3.6cm"/>
          <style:tab-stop style:position="3.96cm"/>
          <style:tab-stop style:position="4.32cm"/>
          <style:tab-stop style:position="4.68cm"/>
          <style:tab-stop style:position="5.04cm"/>
          <style:tab-stop style:position="5.4cm"/>
          <style:tab-stop style:position="5.76cm"/>
          <style:tab-stop style:position="6.12cm"/>
          <style:tab-stop style:position="6.48cm"/>
          <style:tab-stop style:position="6.84cm"/>
          <style:tab-stop style:position="7.2cm"/>
          <style:tab-stop style:position="7.56cm"/>
          <style:tab-stop style:position="7.92cm"/>
          <style:tab-stop style:position="8.28cm"/>
          <style:tab-stop style:position="8.64cm"/>
          <style:tab-stop style:position="9cm"/>
          <style:tab-stop style:position="9.36cm"/>
          <style:tab-stop style:position="9.72cm"/>
          <style:tab-stop style:position="10.08cm"/>
          <style:tab-stop style:position="10.44cm"/>
          <style:tab-stop style:position="10.8cm"/>
          <style:tab-stop style:position="11.16cm"/>
        </style:tab-stops>
      </style:paragraph-properties>
    </style:style>
    <style:style style:name="P41" style:family="paragraph">
      <style:paragraph-properties fo:line-height="110%" fo:text-align="center">
        <style:tab-stops>
          <style:tab-stop style:position="0cm"/>
          <style:tab-stop style:position="0.36cm"/>
          <style:tab-stop style:position="0.72cm"/>
          <style:tab-stop style:position="1.08cm"/>
          <style:tab-stop style:position="1.44cm"/>
          <style:tab-stop style:position="1.8cm"/>
          <style:tab-stop style:position="2.16cm"/>
          <style:tab-stop style:position="2.52cm"/>
          <style:tab-stop style:position="2.88cm"/>
          <style:tab-stop style:position="3.24cm"/>
          <style:tab-stop style:position="3.6cm"/>
          <style:tab-stop style:position="3.96cm"/>
          <style:tab-stop style:position="4.32cm"/>
          <style:tab-stop style:position="4.68cm"/>
          <style:tab-stop style:position="5.04cm"/>
          <style:tab-stop style:position="5.4cm"/>
          <style:tab-stop style:position="5.76cm"/>
          <style:tab-stop style:position="6.12cm"/>
          <style:tab-stop style:position="6.48cm"/>
          <style:tab-stop style:position="6.84cm"/>
          <style:tab-stop style:position="7.2cm"/>
          <style:tab-stop style:position="7.56cm"/>
          <style:tab-stop style:position="7.92cm"/>
          <style:tab-stop style:position="8.28cm"/>
          <style:tab-stop style:position="8.64cm"/>
          <style:tab-stop style:position="9cm"/>
          <style:tab-stop style:position="9.36cm"/>
          <style:tab-stop style:position="9.72cm"/>
          <style:tab-stop style:position="10.08cm"/>
          <style:tab-stop style:position="10.44cm"/>
          <style:tab-stop style:position="10.8cm"/>
          <style:tab-stop style:position="11.16cm"/>
        </style:tab-stops>
      </style:paragraph-properties>
      <style:text-properties style:font-name="Calibri" fo:font-size="10pt" fo:language="fr" fo:country="FR" fo:font-weight="bold" style:font-name-asian="Segoe Print1" style:font-size-asian="10pt" style:font-weight-asian="bold" style:font-name-complex="Segoe Print1" style:font-weight-complex="bold"/>
    </style:style>
    <style:style style:name="P42" style:family="paragraph">
      <style:paragraph-properties fo:line-height="110%" fo:text-align="center">
        <style:tab-stops>
          <style:tab-stop style:position="0cm"/>
          <style:tab-stop style:position="0.36cm"/>
          <style:tab-stop style:position="0.72cm"/>
          <style:tab-stop style:position="1.08cm"/>
          <style:tab-stop style:position="1.44cm"/>
          <style:tab-stop style:position="1.8cm"/>
          <style:tab-stop style:position="2.16cm"/>
          <style:tab-stop style:position="2.52cm"/>
          <style:tab-stop style:position="2.88cm"/>
          <style:tab-stop style:position="3.24cm"/>
          <style:tab-stop style:position="3.6cm"/>
          <style:tab-stop style:position="3.96cm"/>
          <style:tab-stop style:position="4.32cm"/>
          <style:tab-stop style:position="4.68cm"/>
          <style:tab-stop style:position="5.04cm"/>
          <style:tab-stop style:position="5.4cm"/>
          <style:tab-stop style:position="5.76cm"/>
          <style:tab-stop style:position="6.12cm"/>
          <style:tab-stop style:position="6.48cm"/>
          <style:tab-stop style:position="6.84cm"/>
          <style:tab-stop style:position="7.2cm"/>
          <style:tab-stop style:position="7.56cm"/>
          <style:tab-stop style:position="7.92cm"/>
          <style:tab-stop style:position="8.28cm"/>
          <style:tab-stop style:position="8.64cm"/>
          <style:tab-stop style:position="9cm"/>
          <style:tab-stop style:position="9.36cm"/>
          <style:tab-stop style:position="9.72cm"/>
          <style:tab-stop style:position="10.08cm"/>
          <style:tab-stop style:position="10.44cm"/>
          <style:tab-stop style:position="10.8cm"/>
          <style:tab-stop style:position="11.16cm"/>
        </style:tab-stops>
      </style:paragraph-properties>
      <style:text-properties style:font-name="Calibri" fo:font-size="10pt" fo:language="fr" fo:country="FR" fo:font-weight="normal" style:font-name-asian="Segoe Print1" style:font-size-asian="10pt" style:font-weight-asian="normal" style:font-name-complex="Segoe Print1" style:font-weight-complex="normal"/>
    </style:style>
    <style:style style:name="P4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5" style:family="paragraph">
      <style:paragraph-properties fo:text-align="center"/>
      <style:text-properties fo:font-size="12pt"/>
    </style:style>
    <style:style style:name="P4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2pt" fo:hyphenate="false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1" style:family="paragraph">
      <style:text-properties fo:color="#666666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fr" fo:country="FR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color="#000000" fo:font-style="normal" style:font-name-asian="Courier New" style:font-style-asian="normal" style:font-name-complex="Courier New" style:font-style-complex="normal"/>
    </style:style>
    <style:style style:name="T7" style:family="text">
      <style:text-properties fo:color="#000000" fo:font-style="normal" style:font-style-asian="normal" style:font-style-complex="normal"/>
    </style:style>
    <style:style style:name="T8" style:family="text">
      <style:text-properties style:font-name-asian="Courier New" style:font-name-complex="Courier New"/>
    </style:style>
    <style:style style:name="T9" style:family="text">
      <style:text-properties fo:background-color="transparent"/>
    </style:style>
    <style:style style:name="T10" style:family="text">
      <style:text-properties fo:background-color="transparent" style:font-name-asian="Courier New" style:font-name-complex="Courier New"/>
    </style:style>
    <style:style style:name="T11" style:family="text"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style:text-line-through-style="none"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style:font-name="Calibri" fo:font-weight="bold" style:font-weight-asian="bold" style:font-weight-complex="bold"/>
    </style:style>
    <style:style style:name="T14" style:family="text">
      <style:text-properties style:font-name="Calibri" fo:font-size="10pt" fo:language="fr" fo:country="FR" fo:font-weight="bold" style:font-name-asian="Segoe Print1" style:font-size-asian="10pt" style:font-weight-asian="bold" style:font-name-complex="Segoe Print1" style:font-weight-complex="bold"/>
    </style:style>
    <style:style style:name="T15" style:family="text"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size="12pt"/>
    </style:style>
    <style:style style:name="T18" style:family="text">
      <style:text-properties fo:color="#666666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Arrow" draw:fill="none" draw:fill-color="#ffffff" draw:textarea-vertical-align="middle" fo:min-height="1.138cm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marker-end="Arrow" draw:fill-color="#ffcc99" draw:textarea-horizontal-align="justify" draw:textarea-vertical-align="middle" draw:auto-grow-height="false" fo:min-height="0cm" fo:min-width="0cm" style:run-through="foreground"/>
    </style:style>
    <style:style style:name="gr5" style:family="graphic">
      <style:graphic-properties draw:marker-end="Arrow" draw:textarea-horizontal-align="justify" draw:textarea-vertical-align="middle" draw:auto-grow-height="false" fo:min-height="0cm" fo:min-width="0cm" style:run-through="foreground"/>
    </style:style>
    <style:style style:name="gr6" style:family="graphic">
      <style:graphic-properties draw:marker-end="Arrow" draw:textarea-horizontal-align="center" draw:textarea-vertical-align="middle" style:run-through="foreground"/>
    </style:style>
    <style:style style:name="gr7" style:family="graphic">
      <style:graphic-properties draw:stroke="none" svg:stroke-color="#000000" draw:marker-end="Arrow" draw:fill="none" draw:fill-color="#ffffff" draw:textarea-vertical-align="middle" fo:min-height="0.661cm" style:run-through="foreground"/>
    </style:style>
    <style:style style:name="gr8" style:family="graphic">
      <style:graphic-properties draw:stroke="none" svg:stroke-color="#000000" draw:marker-end="Arrow" draw:fill="none" draw:fill-color="#ffffff" draw:textarea-vertical-align="middle" fo:min-height="0.908cm" style:run-through="foreground"/>
    </style:style>
    <style:style style:name="gr9" style:family="graphic">
      <style:graphic-properties draw:marker-end="Arrow" draw:fill-color="#ffffff" draw:textarea-horizontal-align="justify" draw:textarea-vertical-align="middle" draw:auto-grow-height="false" fo:min-height="0cm" fo:min-width="0cm" style:run-through="foreground"/>
    </style:style>
    <style:style style:name="gr10" style:family="graphic">
      <style:graphic-properties draw:stroke="none" svg:stroke-color="#000000" draw:marker-end="Arrow" draw:fill="none" draw:fill-color="#ffffff" draw:textarea-vertical-align="middle" fo:min-height="0.593cm" style:run-through="foreground"/>
    </style:style>
    <style:style style:name="gr11" style:family="graphic">
      <style:graphic-properties draw:stroke="none" svg:stroke-color="#000000" draw:marker-end="Arrow" draw:fill="none" draw:fill-color="#ffffff" draw:textarea-vertical-align="middle" fo:min-height="0.582cm" style:run-through="foreground"/>
    </style:style>
    <style:style style:name="gr12" style:family="graphic">
      <style:graphic-properties draw:marker-end="Arrow" draw:fill="none" draw:textarea-horizontal-align="center" draw:textarea-vertical-align="middle" style:run-through="foreground"/>
    </style:style>
    <style:style style:name="gr1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Arrow" svg:stroke-linecap="square" draw:textarea-horizontal-align="center" draw:textarea-vertical-align="middle" style:run-through="foreground"/>
    </style:style>
    <style:style style:name="gr15" style:family="graphic">
      <style:graphic-properties draw:marker-end="Arrow" svg:stroke-linecap="square" draw:textarea-horizontal-align="center" draw:textarea-vertical-align="middle" style:run-through="foreground"/>
    </style:style>
    <style:style style:name="gr16" style:family="graphic">
      <style:graphic-properties draw:stroke="solid" draw:marker-end="Arrow" svg:stroke-linecap="square" draw:textarea-horizontal-align="center" draw:textarea-vertical-align="middle" style:run-through="foreground"/>
    </style:style>
    <style:style style:name="gr17" style:family="graphic">
      <style:graphic-properties draw:stroke="solid" draw:stroke-dash="Ultrafine_20_Dashed" draw:marker-end="" svg:stroke-opacity="35%" svg:stroke-linecap="square" draw:textarea-horizontal-align="center" draw:textarea-vertical-align="middle" style:run-through="foreground"/>
    </style:style>
    <style:style style:name="gr18" style:family="graphic">
      <style:graphic-properties draw:stroke="solid" draw:stroke-dash="Ultrafine_20_Dashed" draw:marker-end="Arrow" svg:stroke-opacity="35%" svg:stroke-linecap="square" draw:textarea-horizontal-align="center" draw:textarea-vertical-align="middle" style:run-through="foreground"/>
    </style:style>
    <style:style style:name="gr19" style:family="graphic">
      <style:graphic-properties draw:stroke="none" svg:stroke-color="#000000" draw:marker-end="Arrow" svg:stroke-linecap="square" draw:fill="none" draw:fill-color="#ffffff" draw:textarea-vertical-align="middle" fo:min-height="0.489cm" style:run-through="foreground"/>
    </style:style>
    <style:style style:name="gr20" style:family="graphic">
      <style:graphic-properties draw:stroke="dash" draw:stroke-dash="Dashed_20__28_var_29_" draw:marker-start="Dimension_20_Lines" draw:marker-end="" svg:stroke-linecap="square" draw:textarea-horizontal-align="center" draw:textarea-vertical-align="middle" style:run-through="foreground"/>
    </style:style>
    <style:style style:name="gr21" style:family="graphic">
      <style:graphic-properties draw:marker-end="" svg:stroke-linecap="square" draw:textarea-horizontal-align="center" draw:textarea-vertical-align="middle" style:run-through="foreground"/>
    </style:style>
    <style:style style:name="gr22" style:family="graphic">
      <style:graphic-properties draw:stroke="none" svg:stroke-color="#000000" draw:marker-end="Arrow" svg:stroke-linecap="square" draw:fill="none" draw:fill-color="#ffffff" draw:textarea-vertical-align="middle" fo:min-height="0.975cm" style:run-through="foreground"/>
    </style:style>
    <style:style style:name="gr23" style:family="graphic">
      <style:graphic-properties draw:stroke="none" svg:stroke-color="#000000" draw:marker-end="Arrow" svg:stroke-linecap="square" draw:fill="none" draw:fill-color="#ffffff" draw:textarea-vertical-align="middle" fo:min-height="0.674cm" style:run-through="foreground"/>
    </style:style>
    <style:style style:name="gr24" style:family="graphic">
      <style:graphic-properties draw:stroke="none" svg:stroke-color="#000000" draw:fill="solid" draw:fill-color="#cfe7f5" draw:textarea-vertical-align="middle" fo:min-height="1.429cm" style:run-through="foreground"/>
    </style:style>
    <style:style style:name="gr25" style:family="graphic">
      <style:graphic-properties draw:marker-end="Arrow" svg:stroke-linecap="butt" draw:textarea-horizontal-align="center" draw:textarea-vertical-align="middle" style:run-through="foreground"/>
    </style:style>
    <style:style style:name="gr26" style:family="graphic">
      <style:graphic-properties draw:marker-end="Arrow" svg:stroke-linecap="butt" draw:textarea-horizontal-align="center" draw:textarea-vertical-align="bottom" style:run-through="foreground"/>
    </style:style>
    <style:style style:name="gr27" style:family="graphic">
      <style:graphic-properties draw:marker-start="Arrow" draw:marker-end="" svg:stroke-linecap="butt" draw:textarea-horizontal-align="center" draw:textarea-vertical-align="bottom" style:run-through="foreground"/>
    </style:style>
    <style:style style:name="gr28" style:family="graphic">
      <style:graphic-properties draw:stroke="none" svg:stroke-color="#000000" draw:fill="solid" draw:fill-color="#cfe7f5" draw:textarea-vertical-align="middle" fo:min-height="1.949cm" style:run-through="foreground"/>
    </style:style>
    <style:style style:name="gr29" style:family="graphic">
      <style:graphic-properties draw:marker-end="Arrow" svg:stroke-linecap="butt" draw:textarea-horizontal-align="center" draw:textarea-vertical-align="top" style:run-through="foreground"/>
    </style:style>
    <style:style style:name="gr30" style:family="graphic">
      <style:graphic-properties draw:marker-start="Arrow" draw:marker-end="" svg:stroke-linecap="square" draw:textarea-horizontal-align="center" draw:textarea-vertical-align="top" style:run-through="foreground"/>
    </style:style>
    <style:style style:name="gr31" style:family="graphic">
      <style:graphic-properties draw:marker-end="" svg:stroke-linecap="square" draw:textarea-horizontal-align="center" draw:textarea-vertical-align="top" style:run-through="foreground"/>
    </style:style>
    <style:style style:name="gr32" style:family="graphic">
      <style:graphic-properties draw:stroke="dash" draw:stroke-dash="Ultrafine_20_Dashed" draw:marker-end="Symmetric_20_Arrow" svg:stroke-opacity="45%" svg:stroke-linecap="square" draw:textarea-horizontal-align="center" draw:textarea-vertical-align="middle" style:run-through="foreground"/>
    </style:style>
    <style:style style:name="gr33" style:family="graphic">
      <style:graphic-properties draw:stroke="dash" draw:stroke-dash="Ultrafine_20_Dashed" draw:marker-end="" svg:stroke-opacity="45%" svg:stroke-linecap="square" draw:opacity="100%" draw:textarea-horizontal-align="center" draw:textarea-vertical-align="middle" style:run-through="foreground"/>
    </style:style>
    <style:style style:name="gr34" style:family="graphic">
      <style:graphic-properties draw:fill-color="#e6e6e6" draw:textarea-horizontal-align="center" draw:textarea-vertical-align="botto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5" style:family="graphic">
      <style:graphic-properties draw:fill-color="#e6e6e6" draw:textarea-horizontal-align="center" draw:textarea-vertical-align="top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6" style:family="graphic">
      <style:graphic-properties draw:fill-color="#e6e6e6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7" style:family="graphic">
      <style:graphic-properties draw:fill-color="#99ccff" draw:textarea-horizontal-align="center" draw:textarea-vertical-align="botto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8" style:family="graphic">
      <style:graphic-properties draw:fill-color="#99ccff" draw:textarea-horizontal-align="center" draw:textarea-vertical-align="top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9" style:family="graphic">
      <style:graphic-properties draw:textarea-horizontal-align="center" draw:textarea-vertical-align="botto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0" style:family="graphic">
      <style:graphic-properties draw:fill-color="#00b8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1" style:family="graphic">
      <style:graphic-properties draw:marker-end="Arrow" draw:fill-color="#00b8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2" style:family="graphic">
      <style:graphic-properties draw:textarea-horizontal-align="center" draw:textarea-vertical-align="top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3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4" style:family="graphic">
      <style:graphic-properties draw:fill-color="#00cccc" draw:textarea-horizontal-align="center" draw:textarea-vertical-align="top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5" style:family="graphic">
      <style:graphic-properties draw:fill-color="#00cccc" draw:textarea-horizontal-align="center" draw:textarea-vertical-align="botto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6" style:family="graphic">
      <style:graphic-properties draw:fill-color="#e6e6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7" style:family="graphic">
      <style:graphic-properties draw:fill-color="#33a3a3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8" style:family="graphic">
      <style:graphic-properties draw:stroke="none" svg:stroke-color="#000000" svg:stroke-opacity="100%" draw:fill="none" draw:fill-color="#ffffff" fo:min-height="0.89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3" draw:z-index="0" draw:style-name="gr1">
        <draw:frame draw:style-name="gr2" draw:text-style-name="P38" svg:width="2.779cm" svg:height="1.138cm" svg:x="17.459cm" svg:y="10.07cm">
          <draw:text-box>
            <text:p text:style-name="P37"><text:span text:style-name="T13">Gamepad n°i</text:span></text:p>
          </draw:text-box>
        </draw:frame>
        <draw:frame draw:style-name="gr2" draw:text-style-name="P38" svg:width="2.779cm" svg:height="1.138cm" svg:x="17.644cm" svg:y="21.26cm">
          <draw:text-box>
            <text:p text:style-name="P37"><text:span text:style-name="T13">Gamepad n°i</text:span></text:p>
          </draw:text-box>
        </draw:frame>
        <draw:g draw:style-name="gr3">
          <draw:frame draw:style-name="gr2" draw:text-style-name="P38" svg:width="2.25cm" svg:height="1.138cm" svg:x="0.843cm" svg:y="21.329cm">
            <draw:text-box>
              <text:p text:style-name="P37"><text:span text:style-name="T13">Game</text:span></text:p>
            </draw:text-box>
          </draw:frame>
          <draw:frame draw:style-name="gr2" draw:text-style-name="P38" svg:width="2.25cm" svg:height="1.138cm" svg:x="0.843cm" svg:y="10.165cm">
            <draw:text-box>
              <text:p text:style-name="P37"><text:span text:style-name="T13">Game</text:span></text:p>
            </draw:text-box>
          </draw:frame>
          <draw:g draw:style-name="gr3">
            <draw:custom-shape draw:style-name="gr4" draw:text-style-name="P39" svg:width="0.581cm" svg:height="0.579cm" svg:x="10.236cm" svg:y="14.0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39" svg:width="0.581cm" svg:height="0.579cm" svg:x="10.167cm" svg:y="15.9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39" svg:width="0.581cm" svg:height="0.579cm" svg:x="10.088cm" svg:y="2.9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9" svg:width="0.581cm" svg:height="0.579cm" svg:x="10.088cm" svg:y="4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39" svg:x1="1.964cm" svg:y1="1.993cm" svg:x2="1.964cm" svg:y2="10.486cm">
              <text:p/>
            </draw:line>
            <draw:line draw:style-name="gr6" draw:text-style-name="P39" svg:x1="10.393cm" svg:y1="2.133cm" svg:x2="10.393cm" svg:y2="10.414cm">
              <text:p/>
            </draw:line>
            <draw:line draw:style-name="gr6" draw:text-style-name="P39" svg:x1="18.887cm" svg:y1="2.212cm" svg:x2="18.887cm" svg:y2="10.335cm">
              <text:p/>
            </draw:line>
            <draw:line draw:style-name="gr6" draw:text-style-name="P39" svg:x1="2.007cm" svg:y1="4.727cm" svg:x2="10.447cm" svg:y2="4.965cm">
              <text:p/>
            </draw:line>
            <draw:line draw:style-name="gr6" draw:text-style-name="P39" svg:x1="10.446cm" svg:y1="4.964cm" svg:x2="18.939cm" svg:y2="5.229cm">
              <text:p/>
            </draw:line>
            <draw:line draw:style-name="gr6" draw:text-style-name="P39" svg:x1="18.939cm" svg:y1="5.652cm" svg:x2="10.446cm" svg:y2="6.472cm">
              <text:p/>
            </draw:line>
            <draw:line draw:style-name="gr6" draw:text-style-name="P39" svg:x1="10.447cm" svg:y1="6.471cm" svg:x2="2.06cm" svg:y2="7.238cm">
              <text:p/>
            </draw:line>
            <draw:line draw:style-name="gr6" draw:text-style-name="P39" svg:x1="2.007cm" svg:y1="7.821cm" svg:x2="10.447cm" svg:y2="8.509cm">
              <text:p/>
            </draw:line>
            <draw:line draw:style-name="gr6" draw:text-style-name="P39" svg:x1="10.393cm" svg:y1="8.509cm" svg:x2="18.886cm" svg:y2="9.144cm">
              <text:p/>
            </draw:line>
            <draw:line draw:style-name="gr6" draw:text-style-name="P39" svg:x1="18.886cm" svg:y1="2.741cm" svg:x2="10.393cm" svg:y2="3.27cm">
              <text:p/>
            </draw:line>
            <draw:frame draw:style-name="gr2" draw:text-style-name="P38" svg:width="2.25cm" svg:height="1.138cm" svg:x="9.31cm" svg:y="10.07cm">
              <draw:text-box>
                <text:p text:style-name="P37"><text:span text:style-name="T13">Proxy</text:span></text:p>
              </draw:text-box>
            </draw:frame>
            <draw:frame draw:style-name="gr7" svg:width="2.62cm" svg:height="0.662cm" svg:x="13.358cm" svg:y="2.265cm">
              <draw:text-box>
                <text:p text:style-name="P40"><text:span text:style-name="T14">PadJoinMessage</text:span></text:p>
              </draw:text-box>
            </draw:frame>
            <draw:frame draw:style-name="gr8" draw:text-style-name="P41" svg:width="3.202cm" svg:height="0.909cm" svg:x="4.309cm" svg:y="3.941cm">
              <draw:text-box>
                <text:p text:style-name="P40"><text:span text:style-name="T14">GameJoinMessage</text:span></text:p>
              </draw:text-box>
            </draw:frame>
            <draw:frame draw:style-name="gr8" draw:text-style-name="P42" svg:width="3.97cm" svg:height="0.909cm" svg:x="4.441cm" svg:y="5.828cm">
              <draw:text-box>
                <text:p text:style-name="P40"><text:span text:style-name="T14">ProxyPadJoinMessage</text:span></text:p>
              </draw:text-box>
            </draw:frame>
            <draw:frame draw:style-name="gr8" draw:text-style-name="P42" svg:width="3.97cm" svg:height="0.909cm" svg:x="12.67cm" svg:y="4.179cm">
              <draw:text-box>
                <text:p text:style-name="P40"><text:span text:style-name="T14">ProxyGameJoinMessage</text:span></text:p>
              </draw:text-box>
            </draw:frame>
            <draw:frame draw:style-name="gr8" draw:text-style-name="P42" svg:width="3.97cm" svg:height="0.909cm" svg:x="12.617cm" svg:y="5.228cm">
              <draw:text-box>
                <text:p text:style-name="P40"><text:span text:style-name="T14">PadJoinMessage</text:span></text:p>
              </draw:text-box>
            </draw:frame>
            <draw:frame draw:style-name="gr8" draw:text-style-name="P42" svg:width="3.97cm" svg:height="0.909cm" svg:x="4.388cm" svg:y="7.38cm">
              <draw:text-box>
                <text:p text:style-name="P40"><text:span text:style-name="T14">GameAcceptMessage</text:span></text:p>
              </draw:text-box>
            </draw:frame>
            <draw:frame draw:style-name="gr8" draw:text-style-name="P42" svg:width="3.97cm" svg:height="0.909cm" svg:x="12.855cm" svg:y="7.751cm">
              <draw:text-box>
                <text:p text:style-name="P40"><text:span text:style-name="T14">ProxyGameAcceptMessage</text:span></text:p>
              </draw:text-box>
            </draw:frame>
            <draw:line draw:style-name="gr6" draw:text-style-name="P39" svg:x1="2.011cm" svg:y1="13.207cm" svg:x2="2.011cm" svg:y2="21.7cm">
              <text:p/>
            </draw:line>
            <draw:line draw:style-name="gr6" draw:text-style-name="P39" svg:x1="10.446cm" svg:y1="13.298cm" svg:x2="10.446cm" svg:y2="21.579cm">
              <text:p/>
            </draw:line>
            <draw:line draw:style-name="gr6" draw:text-style-name="P39" svg:x1="18.94cm" svg:y1="13.379cm" svg:x2="18.94cm" svg:y2="21.502cm">
              <text:p/>
            </draw:line>
            <draw:line draw:style-name="gr6" draw:text-style-name="P39" svg:x1="2.06cm" svg:y1="14.083cm" svg:x2="10.5cm" svg:y2="14.321cm">
              <text:p/>
            </draw:line>
            <draw:line draw:style-name="gr6" draw:text-style-name="P39" svg:x1="18.939cm" svg:y1="15.494cm" svg:x2="10.446cm" svg:y2="16.314cm">
              <text:p/>
            </draw:line>
            <draw:line draw:style-name="gr6" draw:text-style-name="P39" svg:x1="10.447cm" svg:y1="16.314cm" svg:x2="2.06cm" svg:y2="17.081cm">
              <text:p/>
            </draw:line>
            <draw:line draw:style-name="gr6" draw:text-style-name="P39" svg:x1="2.007cm" svg:y1="17.664cm" svg:x2="10.447cm" svg:y2="18.352cm">
              <text:p/>
            </draw:line>
            <draw:line draw:style-name="gr6" draw:text-style-name="P39" svg:x1="10.393cm" svg:y1="18.351cm" svg:x2="18.886cm" svg:y2="18.986cm">
              <text:p/>
            </draw:line>
            <draw:frame draw:style-name="gr2" draw:text-style-name="P38" svg:width="2.25cm" svg:height="1.138cm" svg:x="9.363cm" svg:y="21.236cm">
              <draw:text-box>
                <text:p text:style-name="P37"><text:span text:style-name="T13">Proxy</text:span></text:p>
              </draw:text-box>
            </draw:frame>
            <draw:frame draw:style-name="gr8" draw:text-style-name="P41" svg:width="3.202cm" svg:height="0.909cm" svg:x="4.362cm" svg:y="13.298cm">
              <draw:text-box>
                <text:p text:style-name="P40"><text:span text:style-name="T14">GameJoinMessage</text:span></text:p>
              </draw:text-box>
            </draw:frame>
            <draw:frame draw:style-name="gr8" draw:text-style-name="P42" svg:width="3.97cm" svg:height="0.909cm" svg:x="4.441cm" svg:y="15.618cm">
              <draw:text-box>
                <text:p text:style-name="P40"><text:span text:style-name="T14">ProxyPadJoinMessage</text:span></text:p>
              </draw:text-box>
            </draw:frame>
            <draw:frame draw:style-name="gr8" draw:text-style-name="P42" svg:width="3.97cm" svg:height="0.909cm" svg:x="12.617cm" svg:y="15.071cm">
              <draw:text-box>
                <text:p text:style-name="P40"><text:span text:style-name="T14">PadJoinMessage</text:span></text:p>
              </draw:text-box>
            </draw:frame>
            <draw:frame draw:style-name="gr8" draw:text-style-name="P42" svg:width="3.97cm" svg:height="0.909cm" svg:x="4.388cm" svg:y="17.082cm">
              <draw:text-box>
                <text:p text:style-name="P40"><text:span text:style-name="T14">GameAcceptMessage</text:span></text:p>
              </draw:text-box>
            </draw:frame>
            <draw:frame draw:style-name="gr8" draw:text-style-name="P42" svg:width="3.97cm" svg:height="0.909cm" svg:x="12.855cm" svg:y="17.593cm">
              <draw:text-box>
                <text:p text:style-name="P40"><text:span text:style-name="T14">ProxyGameAcceptMessage</text:span></text:p>
              </draw:text-box>
            </draw:frame>
            <draw:frame draw:style-name="gr7" draw:text-style-name="P43" svg:width="9.658cm" svg:height="0.662cm" svg:x="5.949cm" svg:y="1.249cm">
              <draw:text-box>
                <text:p text:style-name="P37"><text:span text:style-name="T15">A game-pad connects before the game</text:span></text:p>
              </draw:text-box>
            </draw:frame>
            <draw:frame draw:style-name="gr7" draw:text-style-name="P43" svg:width="9.658cm" svg:height="0.662cm" svg:x="5.5cm" svg:y="12.637cm">
              <draw:text-box>
                <text:p text:style-name="P37"><text:span text:style-name="T15">The game connects before a game-pad</text:span></text:p>
              </draw:text-box>
            </draw:frame>
            <draw:custom-shape draw:style-name="gr9" svg:width="0.662cm" svg:height="0.609cm" draw:transform="rotate (0.7853981633973) translate (9.92893055555556cm 3.33551388888889cm)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9" svg:width="0.662cm" svg:height="0.609cm" draw:transform="rotate (0.7853981633973) translate (10.0770972222222cm 14.3333611111111cm)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5" draw:text-style-name="P39" svg:width="0.581cm" svg:height="0.579cm" svg:x="3.782cm" svg:y="23.2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" svg:width="6.271cm" svg:height="0.593cm" svg:x="4.547cm" svg:y="23.236cm">
              <draw:text-box>
                <text:p text:style-name="P44">Game-pad is registered in the proxy</text:p>
              </draw:text-box>
            </draw:frame>
            <draw:custom-shape draw:style-name="gr4" draw:text-style-name="P39" svg:width="0.581cm" svg:height="0.579cm" svg:x="3.782cm" svg:y="23.9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" svg:width="6.271cm" svg:height="0.593cm" svg:x="4.547cm" svg:y="23.977cm">
              <draw:text-box>
                <text:p text:style-name="P44">Game is registered in the proxy</text:p>
              </draw:text-box>
            </draw:frame>
            <draw:custom-shape draw:style-name="gr9" svg:width="0.662cm" svg:height="0.609cm" draw:transform="rotate (0.7853981633973) translate (3.64948611111111cm 25.0366388888889cm)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frame draw:style-name="gr11" draw:text-style-name="P44" svg:width="9.129cm" svg:height="0.583cm" svg:x="4.547cm" svg:y="24.702cm">
              <draw:text-box>
                <text:p text:style-name="P44">The message is not transmited to the other entity</text:p>
              </draw:text-box>
            </draw:frame>
            <draw:rect draw:style-name="gr12" draw:text-style-name="P39" svg:width="9.341cm" svg:height="2.356cm" svg:x="3.568cm" svg:y="23.104cm">
              <text:p/>
            </draw:rect>
          </draw:g>
        </draw:g>
      </draw:g>
      <draw:rect text:anchor-type="page" text:anchor-page-number="7" draw:z-index="3" draw:style-name="gr34" draw:text-style-name="P50" svg:width="14.103cm" svg:height="7.409cm" svg:x="3.568cm" svg:y="18.265cm">
        <text:p text:style-name="P50">Game pad app</text:p>
      </draw:rect>
      <draw:rect text:anchor-type="page" text:anchor-page-number="7" draw:z-index="4" draw:style-name="gr35" draw:text-style-name="P50" svg:width="14.103cm" svg:height="6.695cm" svg:x="3.515cm" svg:y="2.496cm">
        <text:p text:style-name="P50">Game app</text:p>
      </draw:rect>
      <draw:rect text:anchor-type="page" text:anchor-page-number="7" draw:z-index="5" draw:style-name="gr36" draw:text-style-name="P50" svg:width="14.107cm" svg:height="5.478cm" svg:x="3.567cm" svg:y="11.227cm">
        <text:p text:style-name="P50">GameIOProxy service</text:p>
      </draw:rect>
      <draw:rect text:anchor-type="page" text:anchor-page-number="7" draw:z-index="6" draw:style-name="gr37" draw:text-style-name="P46" svg:width="12.595cm" svg:height="2.752cm" svg:x="4.362cm" svg:y="18.265cm">
        <text:p text:style-name="P46">GameBinder</text:p>
      </draw:rect>
      <draw:rect text:anchor-type="page" text:anchor-page-number="7" draw:z-index="7" draw:style-name="gr38" draw:text-style-name="P46" svg:width="12.833cm" svg:height="2.752cm" svg:x="4.124cm" svg:y="6.438cm">
        <text:p text:style-name="P46">GameIOClient</text:p>
      </draw:rect>
      <draw:rect text:anchor-type="page" text:anchor-page-number="7" draw:z-index="8" draw:style-name="gr37" draw:text-style-name="P46" svg:width="9.923cm" svg:height="2.435cm" svg:x="6.849cm" svg:y="11.227cm">
        <text:p text:style-name="P46">GameConnection</text:p>
      </draw:rect>
      <draw:rect text:anchor-type="page" text:anchor-page-number="7" draw:z-index="9" draw:style-name="gr38" draw:text-style-name="P46" svg:width="9.949cm" svg:height="2.435cm" svg:x="6.955cm" svg:y="14.27cm">
        <text:p text:style-name="P46">GamePadConnection</text:p>
      </draw:rect>
      <draw:rect text:anchor-type="page" text:anchor-page-number="7" draw:z-index="10" draw:style-name="gr39" draw:text-style-name="P39" svg:width="4.737cm" svg:height="1.879cm" svg:x="7.643cm" svg:y="18.265cm">
        <text:p text:style-name="P46">Socket</text:p>
      </draw:rect>
      <draw:rect text:anchor-type="page" text:anchor-page-number="7" draw:z-index="11" draw:style-name="gr40" draw:text-style-name="P39" svg:width="1.694cm" svg:height="1.271cm" svg:x="8.595cm" svg:y="18.265cm">
        <text:p text:style-name="P39">Sender</text:p>
      </draw:rect>
      <draw:rect text:anchor-type="page" text:anchor-page-number="7" draw:z-index="12" draw:style-name="gr40" draw:text-style-name="P39" svg:width="1.694cm" svg:height="1.271cm" svg:x="10.448cm" svg:y="18.265cm">
        <text:p text:style-name="P39">Receiver</text:p>
      </draw:rect>
      <draw:rect text:anchor-type="page" text:anchor-page-number="7" draw:z-index="13" draw:style-name="gr39" draw:text-style-name="P39" svg:width="4.102cm" svg:height="1.879cm" svg:x="8.41cm" svg:y="11.227cm">
        <text:p text:style-name="P46">Socket</text:p>
      </draw:rect>
      <draw:rect text:anchor-type="page" text:anchor-page-number="7" draw:z-index="14" draw:style-name="gr41" draw:text-style-name="P39" svg:width="1.694cm" svg:height="1.271cm" svg:x="10.606cm" svg:y="11.227cm">
        <text:p text:style-name="P39">Sender</text:p>
      </draw:rect>
      <draw:rect text:anchor-type="page" text:anchor-page-number="7" draw:z-index="15" draw:style-name="gr40" draw:text-style-name="P39" svg:width="1.694cm" svg:height="1.271cm" svg:x="8.728cm" svg:y="11.227cm">
        <text:p text:style-name="P39">Receiver</text:p>
      </draw:rect>
      <draw:rect text:anchor-type="page" text:anchor-page-number="7" draw:z-index="16" draw:style-name="gr42" draw:text-style-name="P39" svg:width="4.102cm" svg:height="1.879cm" svg:x="8.463cm" svg:y="14.825cm">
        <text:p text:style-name="P46">Socket</text:p>
      </draw:rect>
      <draw:rect text:anchor-type="page" text:anchor-page-number="7" draw:z-index="17" draw:style-name="gr40" draw:text-style-name="P39" svg:width="1.694cm" svg:height="1.271cm" svg:x="10.606cm" svg:y="15.434cm">
        <text:p text:style-name="P39">Sender</text:p>
      </draw:rect>
      <draw:rect text:anchor-type="page" text:anchor-page-number="7" draw:z-index="18" draw:style-name="gr40" draw:text-style-name="P39" svg:width="1.694cm" svg:height="1.271cm" svg:x="8.754cm" svg:y="15.434cm">
        <text:p text:style-name="P39">Receiver</text:p>
      </draw:rect>
      <draw:rect text:anchor-type="page" text:anchor-page-number="7" draw:z-index="19" draw:style-name="gr42" draw:text-style-name="P39" svg:width="4.948cm" svg:height="1.879cm" svg:x="7.908cm" svg:y="7.311cm">
        <text:p text:style-name="P46">Socket</text:p>
      </draw:rect>
      <draw:rect text:anchor-type="page" text:anchor-page-number="7" draw:z-index="20" draw:style-name="gr40" draw:text-style-name="P39" svg:width="1.694cm" svg:height="1.271cm" svg:x="9.072cm" svg:y="7.92cm">
        <text:p text:style-name="P39">Sender</text:p>
      </draw:rect>
      <draw:rect text:anchor-type="page" text:anchor-page-number="7" draw:z-index="21" draw:style-name="gr40" draw:text-style-name="P39" svg:width="1.694cm" svg:height="1.271cm" svg:x="10.924cm" svg:y="7.92cm">
        <text:p text:style-name="P39">Receiver</text:p>
      </draw:rect>
      <draw:line text:anchor-type="page" text:anchor-page-number="7" draw:z-index="22" draw:style-name="gr43" draw:text-style-name="P39" svg:x1="9.469cm" svg:y1="18.265cm" svg:x2="9.469cm" svg:y2="16.704cm">
        <text:p/>
      </draw:line>
      <draw:line text:anchor-type="page" text:anchor-page-number="7" draw:z-index="23" draw:style-name="gr43" draw:text-style-name="P39" svg:x1="11.479cm" svg:y1="16.704cm" svg:x2="11.479cm" svg:y2="18.265cm">
        <text:p/>
      </draw:line>
      <draw:line text:anchor-type="page" text:anchor-page-number="7" draw:z-index="24" draw:style-name="gr43" draw:text-style-name="P39" svg:x1="9.839cm" svg:y1="9.19cm" svg:x2="9.839cm" svg:y2="11.227cm">
        <text:p/>
      </draw:line>
      <draw:line text:anchor-type="page" text:anchor-page-number="7" draw:z-index="25" draw:style-name="gr43" draw:text-style-name="P39" svg:x1="11.718cm" svg:y1="11.227cm" svg:x2="11.718cm" svg:y2="9.19cm">
        <text:p/>
      </draw:line>
      <draw:rect text:anchor-type="page" text:anchor-page-number="7" draw:z-index="26" draw:style-name="gr40" draw:text-style-name="P39" svg:width="2.647cm" svg:height="1.906cm" svg:x="4.944cm" svg:y="14.799cm">
        <text:p text:style-name="P39">Client accepter</text:p>
      </draw:rect>
      <draw:rect text:anchor-type="page" text:anchor-page-number="7" draw:z-index="27" draw:style-name="gr40" draw:text-style-name="P39" svg:width="2.647cm" svg:height="1.906cm" svg:x="4.838cm" svg:y="11.227cm">
        <text:p text:style-name="P39">Client accepter</text:p>
      </draw:rect>
      <draw:line text:anchor-type="page" text:anchor-page-number="7" draw:z-index="28" draw:style-name="gr43" draw:text-style-name="P39" svg:x1="8.49cm" svg:y1="9.19cm" svg:x2="6.373cm" svg:y2="11.227cm">
        <text:p/>
      </draw:line>
      <draw:line text:anchor-type="page" text:anchor-page-number="7" draw:z-index="29" draw:style-name="gr43" draw:text-style-name="P39" svg:x1="8.146cm" svg:y1="18.265cm" svg:x2="6.426cm" svg:y2="16.704cm">
        <text:p/>
      </draw:line>
      <draw:line text:anchor-type="page" text:anchor-page-number="7" draw:z-index="30" draw:style-name="gr43" draw:text-style-name="P39" svg:x1="7.484cm" svg:y1="11.783cm" svg:x2="8.41cm" svg:y2="11.783cm">
        <text:p/>
      </draw:line>
      <draw:line text:anchor-type="page" text:anchor-page-number="7" draw:z-index="31" draw:style-name="gr43" draw:text-style-name="P39" svg:x1="7.59cm" svg:y1="15.434cm" svg:x2="8.463cm" svg:y2="15.434cm">
        <text:p/>
      </draw:line>
      <draw:rect text:anchor-type="page" text:anchor-page-number="7" draw:z-index="32" draw:style-name="gr44" draw:text-style-name="P39" svg:width="7.436cm" svg:height="1.615cm" svg:x="7.14cm" svg:y="3.237cm">
        <text:p text:style-name="P46">UI / game engine</text:p>
      </draw:rect>
      <draw:rect text:anchor-type="page" text:anchor-page-number="7" draw:z-index="33" draw:style-name="gr45" draw:text-style-name="P39" svg:width="7.541cm" svg:height="2.567cm" svg:x="6.876cm" svg:y="22.34cm">
        <text:p text:style-name="P46">UI / controller</text:p>
      </draw:rect>
      <draw:rect text:anchor-type="page" text:anchor-page-number="7" draw:z-index="34" draw:style-name="gr46" draw:text-style-name="P39" svg:width="4.896cm" svg:height="1.006cm" svg:x="7.828cm" svg:y="3.845cm">
        <text:p text:style-name="P39">GamePadMessageListener</text:p>
      </draw:rect>
      <draw:rect text:anchor-type="page" text:anchor-page-number="7" draw:z-index="35" draw:style-name="gr46" draw:text-style-name="P39" svg:width="5.16cm" svg:height="1.43cm" svg:x="8.886cm" svg:y="22.34cm">
        <text:p text:style-name="P39">GameMessageListener</text:p>
      </draw:rect>
      <draw:line text:anchor-type="page" text:anchor-page-number="7" draw:z-index="36" draw:style-name="gr43" draw:text-style-name="P39" svg:x1="13.649cm" svg:y1="4.851cm" svg:x2="13.649cm" svg:y2="6.439cm">
        <text:p/>
      </draw:line>
      <draw:line text:anchor-type="page" text:anchor-page-number="7" draw:z-index="37" draw:style-name="gr43" draw:text-style-name="P39" svg:x1="8.013cm" svg:y1="22.34cm" svg:x2="8.013cm" svg:y2="21.017cm">
        <text:p/>
      </draw:line>
      <draw:line text:anchor-type="page" text:anchor-page-number="7" draw:z-index="38" draw:style-name="gr43" draw:text-style-name="P39" svg:x1="8.648cm" svg:y1="6.439cm" svg:x2="8.648cm" svg:y2="4.851cm">
        <text:p/>
      </draw:line>
      <draw:line text:anchor-type="page" text:anchor-page-number="7" draw:z-index="39" draw:style-name="gr43" draw:text-style-name="P39" svg:x1="13.04cm" svg:y1="21.017cm" svg:x2="13.04cm" svg:y2="22.34cm">
        <text:p/>
      </draw:line>
      <draw:rect text:anchor-type="page" text:anchor-page-number="7" draw:z-index="40" draw:style-name="gr46" draw:text-style-name="P39" svg:width="4.313cm" svg:height="0.689cm" svg:x="4.944cm" svg:y="20.329cm">
        <text:p text:style-name="P39">TriggerEventListener</text:p>
      </draw:rect>
      <draw:rect text:anchor-type="page" text:anchor-page-number="7" draw:z-index="41" draw:style-name="gr46" draw:text-style-name="P39" svg:width="4.525cm" svg:height="0.821cm" svg:x="11.982cm" svg:y="6.438cm">
        <text:p text:style-name="P39">SendOutputEvent</text:p>
        <text:p text:style-name="P39">/ ChangeName</text:p>
      </draw:rect>
      <draw:rect text:anchor-type="page" text:anchor-page-number="7" draw:z-index="42" draw:style-name="gr47" draw:text-style-name="P39" svg:width="2.408cm" svg:height="0.821cm" svg:x="10.315cm" svg:y="23.372cm">
        <text:p text:style-name="P39">Sensor</text:p>
      </draw:rect>
      <draw:frame text:anchor-type="page" text:anchor-page-number="7" draw:z-index="43" draw:style-name="gr48" draw:text-style-name="P51" svg:width="2.567cm" svg:height="0.895cm" svg:x="11.929cm" svg:y="9.957cm">
        <draw:text-box>
          <text:p><text:span text:style-name="T18">GamePadProxy</text:span></text:p>
          <text:p><text:span text:style-name="T18">Message</text:span></text:p>
        </draw:text-box>
      </draw:frame>
      <draw:frame text:anchor-type="page" text:anchor-page-number="7" draw:z-index="44" draw:style-name="gr48" draw:text-style-name="P51" svg:width="3.149cm" svg:height="0.895cm" svg:x="11.638cm" svg:y="16.889cm">
        <draw:text-box>
          <text:p><text:span text:style-name="T18">GameProxy</text:span></text:p>
          <text:p><text:span text:style-name="T18">Message</text:span></text:p>
        </draw:text-box>
      </draw:frame>
      <draw:frame text:anchor-type="page" text:anchor-page-number="7" draw:z-index="45" draw:style-name="gr48" draw:text-style-name="P51" svg:width="1.694cm" svg:height="0.895cm" svg:x="9.654cm" svg:y="17.048cm">
        <draw:text-box>
          <text:p><text:span text:style-name="T18">GamePad</text:span></text:p>
          <text:p><text:span text:style-name="T18">Message</text:span></text:p>
        </draw:text-box>
      </draw:frame>
      <draw:frame text:anchor-type="page" text:anchor-page-number="7" draw:z-index="46" draw:style-name="gr48" draw:text-style-name="P51" svg:width="1.694cm" svg:height="0.895cm" svg:x="10.024cm" svg:y="9.772cm">
        <draw:text-box>
          <text:p><text:span text:style-name="T18">Game</text:span></text:p>
          <text:p><text:span text:style-name="T18">Message</text:span></text:p>
        </draw:text-box>
      </draw:frame>
      <text:p text:style-name="P11">Messages &amp; Co<text:span text:style-name="T5">nnection</text:span></text:p>
      <text:p text:style-name="P1"/>
      <text:p text:style-name="P1"><text:tab/>Natively supported <text:span text:style-name="T5">d</text:span><text:span text:style-name="T3">ata</text:span> : nickname(game-pad) / name(game). We could add <text:s/>other data like informations about the current game or maybev just replace the name by a JSON object that gathers further informations.</text:p>
      <text:p text:style-name="P1"/>
      <text:p text:style-name="P6"><text:tab/><text:span text:style-name="T4">We could also define a new message type that permit to send as many informations / data as we want. </text:span></text:p>
      <text:p text:style-name="P7"/>
      <text:p text:style-name="P9">Pad to Proxy :</text:p>
      <text:p text:style-name="P10"/>
      <text:list xml:id="list6866552859292716231" text:style-name="L1">
        <text:list-item>
          <text:p text:style-name="P15"><text:span text:style-name="T1">PadJoinMessage</text:span> <text:span text:style-name="T2">/pad connects and wishes join the game/</text:span> :</text:p>
          <text:list>
            <text:list-item>
              <text:list>
                <text:list-item>
                  <text:p text:style-name="P24"><text:span text:style-name="T6">{"</text:span><text:span text:style-name="T7">type</text:span><text:span text:style-name="T6">"</text:span><text:span text:style-name="T7">:</text:span>"join", <text:span text:style-name="T6">"</text:span>uuid<text:span text:style-name="T6">":&lt;UUID.toString&gt;,</text:span> <text:span text:style-name="T6">"</text:span>name<text:span text:style-name="T6">":&lt;String NickName&gt;}</text:span></text:p>
                  <text:p text:style-name="P28"/>
                </text:list-item>
              </text:list>
            </text:list-item>
          </text:list>
        </text:list-item>
        <text:list-item>
          <text:p text:style-name="P15"><text:span text:style-name="T1">PadRenameMessage</text:span> <text:span text:style-name="T2">/pad changes its name/</text:span> :</text:p>
          <text:list>
            <text:list-item>
              <text:list>
                <text:list-item>
                  <text:p text:style-name="P24"><text:span text:style-name="T6">{"</text:span><text:span text:style-name="T7">type</text:span><text:span text:style-name="T6">"</text:span><text:span text:style-name="T7">:</text:span>"rename", <text:span text:style-name="T6">"</text:span>name<text:span text:style-name="T6">":&lt;String NewName&gt;}</text:span></text:p>
                  <text:p text:style-name="P28"/>
                </text:list-item>
              </text:list>
            </text:list-item>
          </text:list>
        </text:list-item>
        <text:list-item>
          <text:p text:style-name="P15"><text:span text:style-name="T1">PadLeaveMessage</text:span> <text:span text:style-name="T2">/pad leaves the game and disconnects/</text:span> :</text:p>
          <text:list>
            <text:list-item>
              <text:list>
                <text:list-item>
                  <text:p text:style-name="P24"><text:span text:style-name="T6">{"</text:span><text:span text:style-name="T7">type</text:span><text:span text:style-name="T6">"</text:span><text:span text:style-name="T7">:</text:span>"leave"<text:span text:style-name="T6">}</text:span></text:p>
                  <text:p text:style-name="P28"/>
                </text:list-item>
              </text:list>
            </text:list-item>
          </text:list>
        </text:list-item>
        <text:list-item>
          <text:p text:style-name="P15"><text:span text:style-name="T1">PadInputEventMessage</text:span> <text:span text:style-name="T2">/pad sends input event/</text:span> :</text:p>
          <text:list>
            <text:list-item>
              <text:list>
                <text:list-item>
                  <text:p text:style-name="P24"><text:span text:style-name="T6">{"</text:span><text:span text:style-name="T7">type</text:span><text:span text:style-name="T6">"</text:span><text:span text:style-name="T7">:</text:span>"inputevent", <text:span text:style-name="T6">"event":&lt;InputEvent.toJSON&gt;}</text:span></text:p>
                  <text:p text:style-name="P28"/>
                </text:list-item>
              </text:list>
            </text:list-item>
          </text:list>
        </text:list-item>
      </text:list>
      <text:p text:style-name="P5"/>
      <text:p text:style-name="P3">Proxy (triggered by Pad) to Game :</text:p>
      <text:p text:style-name="P3"/>
      <text:p text:style-name="P5"><text:tab/>In most cases, when the proxy receives a message from a game-pad, it reads the informations that it needs, it adds the pad ID to the message and finally transmits the message to the game.</text:p>
      <text:p text:style-name="P5"/>
      <text:list xml:id="list6843577279124528730" text:style-name="L2">
        <text:list-item>
          <text:p text:style-name="P16"><text:span text:style-name="T1">ProxyPadRenameMessage</text:span> <text:span text:style-name="T2">/pad changes its name/</text:span> :</text:p>
          <text:list>
            <text:list-item>
              <text:list>
                <text:list-item>
                  <text:p text:style-name="P25"><text:span text:style-name="T6">{"gamepad"</text:span><text:span text:style-name="T7">:&lt;Integer Id&gt;, </text:span><text:span text:style-name="T6">"</text:span><text:span text:style-name="T7">type</text:span><text:span text:style-name="T6">"</text:span><text:span text:style-name="T7">:"rename", </text:span><text:span text:style-name="T6">"</text:span>uuid<text:span text:style-name="T6">":&lt;UUID.toString&gt;,</text:span> <text:span text:style-name="T6">"</text:span>name<text:span text:style-name="T6">":&lt;String NickName&gt;}</text:span></text:p>
                  <text:p text:style-name="P29"/>
                </text:list-item>
              </text:list>
            </text:list-item>
          </text:list>
        </text:list-item>
        <text:list-item>
          <text:p text:style-name="P16"><text:span text:style-name="T1">ProxyPadInputEventMessage</text:span> <text:span text:style-name="T2">/pad sends input event/</text:span> :</text:p>
          <text:list>
            <text:list-item>
              <text:list>
                <text:list-item>
                  <text:p text:style-name="P25"><text:span text:style-name="T6">{"gamepad"</text:span><text:span text:style-name="T7">:&lt;Integer Id&gt;, </text:span><text:span text:style-name="T6">"</text:span><text:span text:style-name="T7">type</text:span><text:span text:style-name="T6">"</text:span><text:span text:style-name="T7">:</text:span>"inputevent", <text:span text:style-name="T6">"event":&lt;InputEvent.toJSON&gt;}</text:span></text:p>
                  <text:p text:style-name="P29"/>
                </text:list-item>
              </text:list>
            </text:list-item>
          </text:list>
        </text:list-item>
        <text:list-item>
          <text:p text:style-name="P16"><text:span text:style-name="T1">ProxyPadJoinMessage</text:span> <text:span text:style-name="T2">/pad wishes join the game/</text:span> :</text:p>
          <text:list>
            <text:list-item>
              <text:list>
                <text:list-item>
                  <text:p text:style-name="P25"><text:span text:style-name="T6">{"gamepad"</text:span><text:span text:style-name="T7">:&lt;Integer Id&gt;, </text:span><text:span text:style-name="T6">"</text:span><text:span text:style-name="T7">type</text:span><text:span text:style-name="T6">"</text:span><text:span text:style-name="T7">:</text:span>"join", <text:span text:style-name="T6">"</text:span>uuid<text:span text:style-name="T6">":&lt;UUID.toString&gt;,</text:span> <text:span text:style-name="T6">"</text:span>name<text:span text:style-name="T6">":&lt;String NickName&gt;}</text:span></text:p>
                  <text:p text:style-name="P29"/>
                </text:list-item>
              </text:list>
            </text:list-item>
          </text:list>
        </text:list-item>
        <text:list-item>
          <text:p text:style-name="P16"><text:span text:style-name="T1">ProxyPadLeaveMessage</text:span> <text:span text:style-name="T2">/pad leaves the game/</text:span> :</text:p>
          <text:list>
            <text:list-item>
              <text:list>
                <text:list-item>
                  <text:p text:style-name="P25"><text:span text:style-name="T6">{"gamepad"</text:span><text:span text:style-name="T7">:&lt;Integer Id&gt;, </text:span><text:span text:style-name="T6">"</text:span><text:span text:style-name="T7">type</text:span><text:span text:style-name="T6">"</text:span><text:span text:style-name="T7">:</text:span>"leave"<text:span text:style-name="T6">}</text:span></text:p>
                </text:list-item>
              </text:list>
            </text:list-item>
          </text:list>
        </text:list-item>
      </text:list>
      <text:p text:style-name="P30"/>
      <text:list xml:id="list37383734" text:continue-numbering="true" text:style-name="L2">
        <text:list-item>
          <text:p text:style-name="P16"><text:span text:style-name="T1">ProxyPadLostMessage</text:span> <text:span text:style-name="T2">/pad unexpectedly disconnected/</text:span> :</text:p>
          <text:list>
            <text:list-item>
              <text:list>
                <text:list-item>
                  <text:p text:style-name="P29">{"gamepad":&lt;Integer Id&gt;, "type":"lost"}</text:p>
                </text:list-item>
              </text:list>
            </text:list-item>
          </text:list>
        </text:list-item>
      </text:list>
      <text:p text:style-name="P5"/>
      <text:p text:style-name="P3">Game to Proxy :</text:p>
      <text:p text:style-name="P3"/>
      <text:p text:style-name="P5"><text:tab/>The game can send a message to every game pads with the broadcast pad ID <text:s/>: -1.</text:p>
      <text:p text:style-name="P5"/>
      <text:list xml:id="list6480034062845011228" text:style-name="L3">
        <text:list-item>
          <text:p text:style-name="P17"><text:span text:style-name="T1">GameJoinMessage</text:span> <text:span text:style-name="T2">/game connects/</text:span> : </text:p>
          <text:list>
            <text:list-item>
              <text:list>
                <text:list-item>
                  <text:p text:style-name="P26"><text:span text:style-name="T6">{"</text:span><text:span text:style-name="T7">type</text:span><text:span text:style-name="T6">"</text:span><text:span text:style-name="T7">:</text:span>"join"<text:span text:style-name="T6">}</text:span></text:p>
                  <text:p text:style-name="P31"/>
                </text:list-item>
              </text:list>
            </text:list-item>
          </text:list>
        </text:list-item>
        <text:list-item>
          <text:p text:style-name="P17"><text:span text:style-name="T1">GameRenameMessage</text:span> <text:span text:style-name="T2">/game changes its name/</text:span> :</text:p>
          <text:list>
            <text:list-item>
              <text:list>
                <text:list-item>
                  <text:p text:style-name="P26"><text:span text:style-name="T6">{"</text:span><text:span text:style-name="T7">type</text:span><text:span text:style-name="T6">"</text:span><text:span text:style-name="T7">:</text:span>"rename", <text:span text:style-name="T6">"</text:span>name<text:span text:style-name="T6">":&lt;String NewName&gt;}</text:span></text:p>
                  <text:p text:style-name="P31"/>
                </text:list-item>
              </text:list>
            </text:list-item>
          </text:list>
        </text:list-item>
        <text:list-item>
          <text:p text:style-name="P17"><text:span text:style-name="T1">GameLeaveMessage</text:span> <text:span text:style-name="T2">/game disconnects/</text:span> :</text:p>
          <text:list>
            <text:list-item>
              <text:list>
                <text:list-item>
                  <text:p text:style-name="P26"><text:span text:style-name="T6">{"</text:span><text:span text:style-name="T7">type</text:span><text:span text:style-name="T6">"</text:span><text:span text:style-name="T7">:</text:span>"leave"<text:span text:style-name="T6">}</text:span></text:p>
                  <text:p text:style-name="P31"><text:soft-page-break/></text:p>
                </text:list-item>
              </text:list>
            </text:list-item>
          </text:list>
        </text:list-item>
        <text:list-item>
          <text:p text:style-name="P17"><text:span text:style-name="T1">GameOutputEventMessage</text:span> <text:span text:style-name="T2">/game sends feedback/</text:span> :</text:p>
          <text:list>
            <text:list-item>
              <text:list>
                <text:list-item>
                  <text:p text:style-name="P26"><text:span text:style-name="T6">{"gamepad"</text:span><text:span text:style-name="T7">:&lt;Integer Id&gt;, </text:span><text:span text:style-name="T6">"</text:span><text:span text:style-name="T7">type</text:span><text:span text:style-name="T6">"</text:span><text:span text:style-name="T7">:</text:span>"inputevent", <text:span text:style-name="T6">"event":&lt;InputEvent.toJSON&gt;}</text:span></text:p>
                  <text:p text:style-name="P31"/>
                </text:list-item>
              </text:list>
            </text:list-item>
          </text:list>
        </text:list-item>
        <text:list-item>
          <text:p text:style-name="P17"><text:span text:style-name="T1">GameAcceptMessage</text:span> <text:span text:style-name="T2">/game accepts a pad and introduces itself to the pad/</text:span> :</text:p>
          <text:list>
            <text:list-item>
              <text:list>
                <text:list-item>
                  <text:p text:style-name="P26"><text:span text:style-name="T6">{"gamepad"</text:span><text:span text:style-name="T7">:&lt;Integer Id&gt;, </text:span><text:span text:style-name="T6">"</text:span><text:span text:style-name="T7">type</text:span><text:span text:style-name="T6">"</text:span><text:span text:style-name="T7">:"accept", </text:span><text:span text:style-name="T6">"name"</text:span><text:span text:style-name="T7">:&lt;String Name&gt;</text:span><text:span text:style-name="T6">}</text:span></text:p>
                </text:list-item>
              </text:list>
            </text:list-item>
          </text:list>
        </text:list-item>
      </text:list>
      <text:p text:style-name="P5"/>
      <text:p text:style-name="P3">Proxy (triggered by Game) to Pad :</text:p>
      <text:p text:style-name="P3"/>
      <text:p text:style-name="P5"><text:tab/>Inmost cases, when the proxy receives a message from the game, it reads the informations that it needs, it removes the pad ID to the message and finally transmits the message to the game-pad(s) according to the pad ID.</text:p>
      <text:p text:style-name="P5"/>
      <text:list xml:id="list6332657651508652110" text:style-name="L4">
        <text:list-item>
          <text:p text:style-name="P18"><text:span text:style-name="T1">ProxyGameOutputEventMessage</text:span> <text:span text:style-name="T2">/game sends feedback/</text:span> :</text:p>
          <text:list>
            <text:list-item>
              <text:list>
                <text:list-item>
                  <text:p text:style-name="P27"><text:span text:style-name="T6">{"</text:span><text:span text:style-name="T7">type</text:span><text:span text:style-name="T6">"</text:span><text:span text:style-name="T7">:</text:span>"inputevent", <text:span text:style-name="T6">"event":&lt;InputEvent.toJSON&gt;}</text:span></text:p>
                  <text:p text:style-name="P32"/>
                </text:list-item>
              </text:list>
            </text:list-item>
          </text:list>
        </text:list-item>
        <text:list-item>
          <text:p text:style-name="P18"><text:span text:style-name="T1">ProxyGameAcceptMessage</text:span> <text:span text:style-name="T2">/game accepts pad/</text:span> :</text:p>
          <text:list>
            <text:list-item>
              <text:list>
                <text:list-item>
                  <text:p text:style-name="P27"><text:span text:style-name="T6">{"</text:span><text:span text:style-name="T7">type</text:span><text:span text:style-name="T6">"</text:span><text:span text:style-name="T7">:"accept", </text:span><text:span text:style-name="T6">"name"</text:span><text:span text:style-name="T7">:&lt;String Name&gt;</text:span><text:span text:style-name="T6">}</text:span></text:p>
                  <text:p text:style-name="P32"/>
                </text:list-item>
              </text:list>
            </text:list-item>
          </text:list>
        </text:list-item>
        <text:list-item>
          <text:p text:style-name="P18"><text:span text:style-name="T1">ProxyGameJoinMessage</text:span> <text:span text:style-name="T2">/game connects and notifies pad/</text:span> :</text:p>
          <text:list>
            <text:list-item>
              <text:list>
                <text:list-item>
                  <text:p text:style-name="P27"><text:span text:style-name="T6">{"</text:span><text:span text:style-name="T7">type</text:span><text:span text:style-name="T6">"</text:span><text:span text:style-name="T7">:"join"}</text:span></text:p>
                  <text:p text:style-name="P33"/>
                </text:list-item>
              </text:list>
            </text:list-item>
          </text:list>
        </text:list-item>
        <text:list-item>
          <text:p text:style-name="P18"><text:span text:style-name="T1">ProxyGameLeaveMessage</text:span> <text:span text:style-name="T2">/game ends/</text:span> :</text:p>
          <text:list>
            <text:list-item>
              <text:list>
                <text:list-item>
                  <text:p text:style-name="P27"><text:span text:style-name="T6">{"</text:span><text:span text:style-name="T7">type</text:span><text:span text:style-name="T6">"</text:span><text:span text:style-name="T7">:"leave"}</text:span></text:p>
                  <text:p text:style-name="P33"/>
                </text:list-item>
              </text:list>
            </text:list-item>
          </text:list>
        </text:list-item>
        <text:list-item>
          <text:p text:style-name="P18"><text:span text:style-name="T1">ProxyGameRenameMessage</text:span> <text:span text:style-name="T2">/game changes its name/</text:span> :</text:p>
          <text:list>
            <text:list-item>
              <text:list>
                <text:list-item>
                  <text:p text:style-name="P27"><text:span text:style-name="T6">{"</text:span><text:span text:style-name="T7">type</text:span><text:span text:style-name="T6">"</text:span><text:span text:style-name="T7">:"rename", </text:span><text:span text:style-name="T6">"name"</text:span><text:span text:style-name="T7">:&lt;String Name&gt;</text:span><text:span text:style-name="T6">}</text:span></text:p>
                  <text:p text:style-name="P32"/>
                </text:list-item>
              </text:list>
            </text:list-item>
          </text:list>
        </text:list-item>
      </text:list>
      <text:p text:style-name="P4"/>
      <text:p text:style-name="P4">To do / improvements :</text:p>
      <text:list xml:id="list630296575370479780" text:style-name="L5">
        <text:list-item>
          <text:p text:style-name="P19">GameRefuseMessage</text:p>
        </text:list-item>
        <text:list-item>
          <text:p text:style-name="P19">GameRejectMessage</text:p>
        </text:list-item>
        <text:list-item>
          <text:p text:style-name="P19">Replace name by further informations</text:p>
        </text:list-item>
        <text:list-item>
          <text:p text:style-name="P19">ProxyGameLostMessage</text:p>
        </text:list-item>
        <text:list-item>
          <text:p text:style-name="P19">ProxyGamePadLostMessage</text:p>
        </text:list-item>
      </text:list>
      <text:p text:style-name="P14"/>
      <text:p text:style-name="P12"><draw:g text:anchor-type="paragraph" draw:z-index="1" draw:style-name="gr13"><draw:rect draw:style-name="gr14" draw:text-style-name="P39" svg:width="4.393cm" svg:height="1.271cm" svg:x="10.319cm" svg:y="15.757cm"><text:p text:style-name="P39">Constructor()</text:p></draw:rect><draw:rect draw:style-name="gr14" draw:text-style-name="P39" svg:width="4.393cm" svg:height="1.271cm" svg:x="10.319cm" svg:y="18.218cm"><text:p text:style-name="P39">Service.onCreate()</text:p></draw:rect><draw:rect draw:style-name="gr14" draw:text-style-name="P39" svg:width="4.393cm" svg:height="1.271cm" svg:x="10.372cm" svg:y="23.827cm"><text:p text:style-name="P39">Service.onDestroy()</text:p></draw:rect><draw:line draw:style-name="gr15" draw:text-style-name="P39" svg:x1="12.568cm" svg:y1="17.069cm" svg:x2="12.568cm" svg:y2="18.26cm"><text:p/></draw:line><draw:rect draw:style-name="gr14" draw:text-style-name="P39" svg:width="4.393cm" svg:height="1.271cm" svg:x="6.588cm" svg:y="20.996cm"><text:p text:style-name="P39">Accept game/game-pads</text:p><text:p text:style-name="P39">(2 threads)</text:p></draw:rect><draw:line draw:style-name="gr16" draw:text-style-name="P45" svg:x1="8.784cm" svg:y1="18.824cm" svg:x2="8.784cm" svg:y2="20.997cm"><text:p/></draw:line><draw:rect draw:style-name="gr14" draw:text-style-name="P39" svg:width="4.393cm" svg:height="1.641cm" svg:x="0.926cm" svg:y="22.17cm"><text:p text:style-name="P39">GameConnection /</text:p><text:p text:style-name="P39">GamePadConnection</text:p><text:p text:style-name="P39">(Senders, Receivers)</text:p></draw:rect><draw:line draw:style-name="gr15" draw:text-style-name="P45" svg:x1="13.07cm" svg:y1="22.102cm" svg:x2="13.07cm" svg:y2="23.785cm"><text:p/></draw:line><draw:line draw:style-name="gr15" draw:text-style-name="P39" svg:x1="8.758cm" svg:y1="22.294cm" svg:x2="8.758cm" svg:y2="24.419cm"><text:p/></draw:line><draw:line draw:style-name="gr17" draw:text-style-name="P39" svg:x1="14.764cm" svg:y1="24.515cm" svg:x2="16.14cm" svg:y2="24.515cm"><text:p/></draw:line><draw:line draw:style-name="gr17" draw:text-style-name="P39" svg:x1="16.14cm" svg:y1="24.557cm" svg:x2="16.14cm" svg:y2="18.826cm"><text:p/></draw:line><draw:line draw:style-name="gr18" draw:text-style-name="P39" svg:x1="16.14cm" svg:y1="18.868cm" svg:x2="14.711cm" svg:y2="18.868cm"><text:p/></draw:line><draw:frame draw:style-name="gr19" draw:text-style-name="P47" svg:width="8.653cm" svg:height="0.489cm" svg:x="4.948cm" svg:y="14.778cm"><draw:text-box><text:p text:style-name="P46"><text:span text:style-name="T15">GameIOProxy Service</text:span></text:p></draw:text-box></draw:frame><draw:line draw:style-name="gr20" draw:text-style-name="P39" svg:x1="0.979cm" svg:y1="24.522cm" svg:x2="10.372cm" svg:y2="24.522cm"><text:p/></draw:line><draw:line draw:style-name="gr20" draw:text-style-name="P39" svg:x1="6.535cm" svg:y1="18.824cm" svg:x2="10.319cm" svg:y2="18.824cm"><text:p/></draw:line><draw:line draw:style-name="gr20" draw:text-style-name="P39" svg:x1="1.005cm" svg:y1="21.588cm" svg:x2="6.588cm" svg:y2="21.588cm"><text:p/></draw:line><draw:line draw:style-name="gr15" draw:text-style-name="P39" svg:x1="3.122cm" svg:y1="23.811cm" svg:x2="3.122cm" svg:y2="24.48cm"><text:p/></draw:line><draw:line draw:style-name="gr15" draw:text-style-name="P39" svg:x1="3.069cm" svg:y1="21.588cm" svg:x2="3.069cm" svg:y2="22.17cm"><text:p/></draw:line><draw:line draw:style-name="gr21" draw:text-style-name="P39" svg:x1="13.07cm" svg:y1="19.489cm" svg:x2="13.07cm" svg:y2="21.008cm"><text:p/></draw:line><draw:frame draw:style-name="gr22" svg:width="3.123cm" svg:height="0.976cm" svg:x="11.589cm" svg:y="21.139cm"><draw:text-box><text:p text:style-name="P46">Service running</text:p></draw:text-box></draw:frame><draw:frame draw:style-name="gr23" draw:text-style-name="P46" svg:width="3.202cm" svg:height="0.675cm" svg:x="6.826cm" svg:y="18.017cm"><draw:text-box><text:p text:style-name="P46">Parallel processes</text:p></draw:text-box></draw:frame><draw:frame draw:style-name="gr23" draw:text-style-name="P46" svg:width="3.202cm" svg:height="0.675cm" svg:x="2.381cm" svg:y="20.712cm"><draw:text-box><text:p text:style-name="P46">Parallel processes</text:p></draw:text-box></draw:frame><draw:frame draw:style-name="gr23" draw:text-style-name="P46" svg:width="3.202cm" svg:height="0.675cm" svg:x="4.233cm" svg:y="24.765cm"><draw:text-box><text:p text:style-name="P46">Join processes</text:p></draw:text-box></draw:frame></draw:g><draw:g text:anchor-type="paragraph" draw:z-index="2" draw:style-name="gr13"><draw:frame draw:style-name="gr24" svg:width="2.408cm" svg:height="1.43cm" svg:x="0.139cm" svg:y="3.204cm"><draw:text-box><text:p text:style-name="P46">Connected</text:p><text:p text:style-name="P46">(socket)</text:p></draw:text-box></draw:frame><draw:frame draw:style-name="gr24" svg:width="2.408cm" svg:height="1.43cm" svg:x="3.975cm" svg:y="3.204cm"><draw:text-box><text:p text:style-name="P46">Unregistered</text:p></draw:text-box></draw:frame><draw:frame draw:style-name="gr24" svg:width="2.408cm" svg:height="1.43cm" svg:x="14.4cm" svg:y="7.014cm"><draw:text-box><text:p text:style-name="P46">Registered</text:p></draw:text-box></draw:frame><draw:frame draw:style-name="gr24" svg:width="2.408cm" svg:height="1.43cm" svg:x="14.374cm" svg:y="3.415cm"><draw:text-box><text:p text:style-name="P46">Recover id</text:p></draw:text-box></draw:frame><draw:frame draw:style-name="gr24" svg:width="2.408cm" svg:height="1.43cm" svg:x="9.558cm" svg:y="3.257cm"><draw:text-box><text:p text:style-name="P46">Registration</text:p></draw:text-box></draw:frame><draw:line draw:style-name="gr25" draw:text-style-name="P39" svg:x1="2.547cm" svg:y1="3.945cm" svg:x2="3.976cm" svg:y2="3.945cm"><text:p/></draw:line><draw:line draw:style-name="gr26" draw:text-style-name="P48" svg:x1="6.38cm" svg:y1="3.997cm" svg:x2="9.581cm" svg:y2="3.997cm"><text:p text:style-name="P46"><text:span text:style-name="T16">Message « join »</text:span></text:p></draw:line><draw:line draw:style-name="gr26" draw:text-style-name="P48" svg:x1="11.966cm" svg:y1="3.997cm" svg:x2="14.374cm" svg:y2="4.004cm"><text:p text:style-name="P46"><text:span text:style-name="T16">UUID known</text:span></text:p></draw:line><draw:line draw:style-name="gr25" draw:text-style-name="P45" svg:x1="15.617cm" svg:y1="4.843cm" svg:x2="15.617cm" svg:y2="6.972cm"><text:p/></draw:line><draw:frame draw:style-name="gr24" svg:width="2.408cm" svg:height="1.43cm" svg:x="9.479cm" svg:y="7.014cm"><draw:text-box><text:p text:style-name="P46">New id</text:p></draw:text-box></draw:frame><draw:line draw:style-name="gr26" draw:text-style-name="P39" svg:x1="10.772cm" svg:y1="4.729cm" svg:x2="10.772cm" svg:y2="7.015cm"><text:p text:style-name="P46">New UUID</text:p></draw:line><draw:line draw:style-name="gr27" draw:text-style-name="P39" svg:x1="11.887cm" svg:y1="7.014cm" svg:x2="14.374cm" svg:y2="4.844cm"><text:p text:style-name="P46">Id already taken</text:p></draw:line><draw:line draw:style-name="gr25" draw:text-style-name="P39" svg:x1="11.887cm" svg:y1="7.572cm" svg:x2="14.401cm" svg:y2="7.553cm"><text:p/></draw:line><draw:frame draw:style-name="gr24" svg:width="2.408cm" svg:height="1.43cm" svg:x="4.028cm" svg:y="10.665cm"><draw:text-box><text:p text:style-name="P46">Disconnected</text:p><text:p text:style-name="P46">(socket)</text:p></draw:text-box></draw:frame><draw:frame draw:style-name="gr28" draw:text-style-name="P39" svg:width="2.647cm" svg:height="1.95cm" svg:x="8.129cm" svg:y="10.333cm"><draw:text-box><text:p text:style-name="P39">Notify game</text:p><text:p text:style-name="P39">(unexpected disconnection)</text:p></draw:text-box></draw:frame><draw:line draw:style-name="gr29" draw:text-style-name="P39" svg:x1="5.193cm" svg:y1="4.677cm" svg:x2="5.193cm" svg:y2="10.727cm"><text:p text:style-name="P46">Connection lost / closed</text:p></draw:line><draw:line draw:style-name="gr30" draw:text-style-name="P39" svg:x1="10.772cm" svg:y1="11.312cm" svg:x2="16.355cm" svg:y2="11.289cm"><text:p text:style-name="P46">Connection lost / closed</text:p></draw:line><draw:line draw:style-name="gr21" draw:text-style-name="P39" svg:x1="16.358cm" svg:y1="8.442cm" svg:x2="16.358cm" svg:y2="11.285cm"><text:p/></draw:line><draw:line draw:style-name="gr21" draw:text-style-name="P39" svg:x1="14.895cm" svg:y1="8.442cm" svg:x2="14.897cm" svg:y2="9.347cm"><text:p/></draw:line><draw:line draw:style-name="gr31" draw:text-style-name="P49" svg:x1="5.932cm" svg:y1="9.348cm" svg:x2="14.896cm" svg:y2="9.348cm"><text:p text:style-name="P46"><text:span text:style-name="T17">Message « leave » / unregister</text:span></text:p></draw:line><draw:line draw:style-name="gr15" draw:text-style-name="P39" svg:x1="5.932cm" svg:y1="9.351cm" svg:x2="5.932cm" svg:y2="4.677cm"><text:p/></draw:line><draw:line draw:style-name="gr15" draw:text-style-name="P39" svg:x1="8.129cm" svg:y1="11.349cm" svg:x2="6.436cm" svg:y2="11.349cm"><text:p/></draw:line><draw:frame draw:style-name="gr19" draw:text-style-name="P47" svg:width="8.653cm" svg:height="0.489cm" svg:x="4.161cm" svg:y="2.036cm"><draw:text-box><text:p text:style-name="P46"><text:span text:style-name="T15">Game-pad : registration</text:span></text:p></draw:text-box></draw:frame><draw:line draw:style-name="gr32" draw:text-style-name="P39" svg:x1="1.247cm" svg:y1="11.317cm" svg:x2="1.247cm" svg:y2="4.632cm"><text:p/></draw:line><draw:line draw:style-name="gr33" draw:text-style-name="P39" svg:x1="1.247cm" svg:y1="11.318cm" svg:x2="4.025cm" svg:y2="11.318cm"><text:p/></draw:line></draw:g>GameIOProxy</text:p>
      <text:p text:style-name="P12">InputEvent</text:p>
      <text:p text:style-name="P2"/>
      <text:list xml:id="list4516209666538192890" text:style-name="L6">
        <text:list-item>
          <text:p text:style-name="P20"><text:span text:style-name="T1">EventType</text:span> :</text:p>
          <text:list>
            <text:list-item>
              <text:p text:style-name="P20">KEYDOWN <text:span text:style-name="T2">/key pressed/</text:span></text:p>
            </text:list-item>
            <text:list-item>
              <text:p text:style-name="P20">KEYUP <text:span text:style-name="T2">/key released/</text:span></text:p>
            </text:list-item>
            <text:list-item>
              <text:p text:style-name="P20">TEXT <text:span text:style-name="T2">/Text sent/</text:span></text:p>
            </text:list-item>
            <text:list-item>
              <text:p text:style-name="P20">FLOATDOWN <text:span text:style-name="T2">/Input with floating value(s) started, may be not used for a pad/</text:span></text:p>
            </text:list-item>
            <text:list-item>
              <text:p text:style-name="P20">FLOATMOVE <text:span text:style-name="T2">/Input with floating value(s) changed/</text:span></text:p>
            </text:list-item>
            <text:list-item>
              <text:p text:style-name="P20">FLOATUP <text:span text:style-name="T2">/Input with floating value(s) ended, may be not used for a pad/</text:span></text:p>
            </text:list-item>
          </text:list>
        </text:list-item>
      </text:list>
      <text:p text:style-name="P8"/>
      <text:list xml:id="list37384568" text:continue-numbering="true" text:style-name="L6">
        <text:list-item>
          <text:p text:style-name="P21"><text:span text:style-name="T1">JSON format </text:span>:</text:p>
          <text:list>
            <text:list-item>
              <text:p text:style-name="P35">Key :</text:p>
              <text:list>
                <text:list-item>
                  <text:p text:style-name="P34">{<text:span text:style-name="T8">"</text:span>type<text:span text:style-name="T8">"</text:span>:&lt;EventType.toString&gt;, <text:span text:style-name="T8">"input":&lt;Integer Id&gt;, "pad"</text:span>:&lt;Integer<text:span text:style-name="T8"> Id</text:span>&gt;}</text:p>
                </text:list-item>
              </text:list>
            </text:list-item>
            <text:list-item>
              <text:p text:style-name="P35">Float :</text:p>
              <text:list>
                <text:list-item>
                  <text:p text:style-name="P34">{<text:span text:style-name="T8">"</text:span>type<text:span text:style-name="T8">"</text:span>:&lt;EventType.toString&gt;, <text:span text:style-name="T8">"input":&lt;Integer Id&gt;, "</text:span>pad<text:span text:style-name="T8">"</text:span>:&lt;Integer<text:span text:style-name="T8"> Id</text:span>&gt;, <text:span text:style-name="T10">"</text:span><text:span text:style-name="T9">values</text:span><text:span text:style-name="T10">"</text:span><text:span text:style-name="T9">:[&lt;Float&gt;, ...]&gt;</text:span>}</text:p>
                </text:list-item>
              </text:list>
            </text:list-item>
            <text:list-item>
              <text:p text:style-name="P35">Text :</text:p>
              <text:list>
                <text:list-item>
                  <text:p text:style-name="P34">{<text:span text:style-name="T8">"</text:span>type<text:span text:style-name="T8">"</text:span>:&lt;EventType.toString&gt;, <text:span text:style-name="T8">"input":&lt;Integer Id&gt;, "</text:span>pad<text:span text:style-name="T8">"</text:span>:&lt;Integer<text:span text:style-name="T8"> Id</text:span>&gt;, <text:span text:style-name="T10">"text"</text:span><text:span text:style-name="T9">:&lt;String&gt;</text:span>}</text:p>
                </text:list-item>
              </text:list>
            </text:list-item>
          </text:list>
        </text:list-item>
      </text:list>
      <text:p text:style-name="P2"/>
      <text:p text:style-name="P2"/>
      <text:list xml:id="list37395805" text:continue-numbering="true" text:style-name="L6">
        <text:list-item>
          <text:p text:style-name="P20">Ideas :</text:p>
          <text:list>
            <text:list-item>
              <text:p text:style-name="P20">SWITCHBUTTON → BOOLEAN</text:p>
            </text:list-item>
            <text:list-item>
              <text:p text:style-name="P20">MULTI_STATE_BAR → INTEGER</text:p>
            </text:list-item>
            <text:list-item>
              <text:p text:style-name="P20">(ANGULAR_POSITION) → FLOAT</text:p>
            </text:list-item>
            <text:list-item>
              <text:p text:style-name="P20"><text:s/></text:p>
            </text:list-item>
          </text:list>
        </text:list-item>
      </text:list>
      <text:p text:style-name="P12">OutputEvent</text:p>
      <text:p text:style-name="P2"/>
      <text:list xml:id="list37385626" text:continue-numbering="true" text:style-name="L6">
        <text:list-item>
          <text:p text:style-name="P20"><text:span text:style-name="T1">EventType</text:span> :</text:p>
          <text:list>
            <text:list-item>
              <text:p text:style-name="P20">VIBRATE <text:span text:style-name="T2">//</text:span></text:p>
            </text:list-item>
            <text:list-item>
              <text:p text:style-name="P20">(TOAST) <text:span text:style-name="T2">/android.widget.Toast @deprecated use text with toast attached/</text:span></text:p>
            </text:list-item>
            <text:list-item>
              <text:p text:style-name="P20">TEXT <text:span text:style-name="T2">//</text:span></text:p>
            </text:list-item>
            <text:list-item>
              <text:p text:style-name="P20">STATE <text:span text:style-name="T2">/Integer value, can be used as a boolean (0=false, other=true)/</text:span></text:p>
            </text:list-item>
            <text:list-item>
              <text:p text:style-name="P20">SOUND <text:span text:style-name="T2">//</text:span></text:p>
            </text:list-item>
          </text:list>
        </text:list-item>
      </text:list>
      <text:p text:style-name="P22"/>
      <text:p text:style-name="P22"/>
      <text:list xml:id="list37397269" text:continue-numbering="true" text:style-name="L6">
        <text:list-item>
          <text:p text:style-name="P23">Ideas :</text:p>
          <text:list>
            <text:list-item>
              <text:p text:style-name="P23">IMAGE(map)</text:p>
            </text:list-item>
            <text:list-item>
              <text:p text:style-name="P23">FLOATARRAY</text:p>
            </text:list-item>
            <text:list-item>
              <text:p text:style-name="P36"><text:span text:style-name="T11">(RAW (byte[]) generic)</text:span><text:span text:style-name="T12"> → Base64 ?</text:span></text:p>
            </text:list-item>
            <text:list-item>
              <text:p text:style-name="P23">OBJECT generic (toString() + Constructor(String))</text:p>
            </text:list-item>
          </text:list>
        </text:list-item>
      </text:list>
      <text:p text:style-name="P22"/>
      <text:p text:style-name="P13">Entities, models and interfaces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2" svg:font-family="Mangal"/>
    <style:font-face style:name="OpenSymbol" svg:font-family="OpenSymbol"/>
    <style:font-face style:name="Segoe Print1" svg:font-family="'Segoe Print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angal1" svg:font-family="Mangal" style:font-pitch="variable"/>
    <style:font-face style:name="Segoe Print" svg:font-family="'Segoe Print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3_20_1" style:display-name="RTF_Num 3 1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17cm" fo:margin-bottom="1.36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Guglielminotti</meta:initial-creator>
    <meta:creation-date>2015-07-18T11:07:00.22</meta:creation-date>
    <dc:date>2015-08-04T17:22:07.30</dc:date>
    <dc:creator>Pierre Guglielminotti</dc:creator>
    <meta:editing-duration>PT21H24M33S</meta:editing-duration>
    <meta:editing-cycles>66</meta:editing-cycles>
    <meta:generator>OpenOffice/4.1.1$Win32 OpenOffice.org_project/411m6$Build-9775</meta:generator>
    <meta:document-statistic meta:table-count="0" meta:image-count="0" meta:object-count="0" meta:page-count="7" meta:paragraph-count="88" meta:word-count="558" meta:character-count="3881"/>
  </office:meta>
</office:document-meta>
</file>